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24-11-2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23-11-1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22-12-0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21-11-1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20-11-18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9-11-26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8-11-29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7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6-11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1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200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9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8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701</text:p>
          </table:table-cell>
          <table:table-cell office:value-type="string" calcext:value-type="string">
            <text:p>197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